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214cm"/>
    </style:style>
    <style:style style:name="Таблица1.B" style:family="table-column">
      <style:table-column-properties style:column-width="1.344cm"/>
    </style:style>
    <style:style style:name="Таблица1.C" style:family="table-column">
      <style:table-column-properties style:column-width="3.154cm"/>
    </style:style>
    <style:style style:name="Таблица1.D" style:family="table-column">
      <style:table-column-properties style:column-width="12.148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6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7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style style:name="P8" style:family="paragraph" style:parent-style-name="Heading_20_2">
      <style:paragraph-properties fo:break-before="page"/>
      <style:text-properties fo:language="ru" fo:country="RU"/>
    </style:style>
    <style:style style:name="P9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1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1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13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1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5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7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8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2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2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4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9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fo:font-size="12pt" fo:language="en" fo:country="US" fo:font-weight="normal" style:font-size-asian="12pt" style:font-size-complex="12pt"/>
    </style:style>
    <style:style style:name="P31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style:font-name="Consolas" fo:font-weight="bold" style:font-weight-asian="bold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РУКОВОДСТВО</text:p>
      <text:p text:style-name="P12">по программному комплексу «<text:span text:style-name="T1">pyPC</text:span>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>Калининград-2014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113_806256751" text:style-name="Index_20_Link" text:visited-style-name="Index_20_Link">Благодарности<text:tab/>3</text:a></text:p>
          <text:p text:style-name="P2"><text:a xlink:type="simple" xlink:href="#__RefHeading__107_806256751" text:style-name="Index_20_Link" text:visited-style-name="Index_20_Link">Для кого это чудо<text:tab/>3</text:a></text:p>
          <text:p text:style-name="P2"><text:a xlink:type="simple" xlink:href="#__RefHeading__109_806256751" text:style-name="Index_20_Link" text:visited-style-name="Index_20_Link">История создания<text:tab/>3</text:a></text:p>
          <text:p text:style-name="P2"><text:a xlink:type="simple" xlink:href="#__RefHeading__687_211849794" text:style-name="Index_20_Link" text:visited-style-name="Index_20_Link">Как это всё устроено?<text:tab/>4</text:a></text:p>
          <text:p text:style-name="P2"><text:a xlink:type="simple" xlink:href="#__RefHeading__689_211849794" text:style-name="Index_20_Link" text:visited-style-name="Index_20_Link">Система команд ЦП<text:tab/>4</text:a></text:p>
          <text:p text:style-name="P2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8" text:outline-level="2"><text:bookmark text:name="__RefHeading__113_806256751"/>Благодарности<text:bookmark-end text:name="__RefHeading__113_806256751"/></text:h>
      <text:p text:style-name="P23">Традиционно автор желает выразить благодарности.</text:p>
      <text:p text:style-name="P23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3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3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3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3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3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3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3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3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1"/>
      <text:h text:style-name="Heading_20_2" text:outline-level="2"><text:bookmark text:name="__RefHeading__107_806256751"/>Для кого это чудо<text:bookmark-end text:name="__RefHeading__107_806256751"/></text:h>
      <text:p text:style-name="P15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15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6">проспонсируйте </text:span><text:span text:style-name="T7">мотивируйте</text:span> автора).</text:p>
      <text:p text:style-name="P19"/>
      <text:h text:style-name="Heading_20_2" text:outline-level="2"><text:bookmark text:name="__RefHeading__109_806256751"/>История создания<text:bookmark-end text:name="__RefHeading__109_806256751"/></text:h>
      <text:p text:style-name="P15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15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15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15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8"/>
      <text:p text:style-name="P15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1"/>
      <text:h text:style-name="Heading_20_2" text:outline-level="2"><text:bookmark text:name="__RefHeading__687_211849794"/>Как это всё устроено?<text:bookmark-end text:name="__RefHeading__687_211849794"/></text:h>
      <text:p text:style-name="P17"><text:span text:style-name="T4">pyPC</text:span>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 text:name="__RefHeading__689_211849794"/>Система команд ЦП<text:bookmark-end text:name="__RefHeading__689_211849794"/></text:h>
      <text:p text:style-name="P14">Ниже приводятся доступные команды ЦП</text:p>
      <text:p text:style-name="P14">В каждой команде есть префикс:</text:p>
      <text:p text:style-name="P16">r – <text:span text:style-name="T5">регистровая команда</text:span></text:p>
      <text:p text:style-name="P16">n – <text:span text:style-name="T5">команда с фиксированным числом</text:span></text:p>
      <text:p text:style-name="P16">m – <text:span text:style-name="T5">команда с ячейкой памят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">dec</text:p>
            </table:table-cell>
            <table:table-cell table:style-name="Таблица1.A1" office:value-type="string">
              <text:p text:style-name="P3">hex</text:p>
            </table:table-cell>
            <table:table-cell table:style-name="Таблица1.A1" office:value-type="string">
              <text:p text:style-name="P3">mnem</text:p>
            </table:table-cell>
            <table:table-cell table:style-name="Таблица1.D1" office:value-type="string">
              <text:p text:style-name="P4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6">0</text:p>
          </table:table-cell>
          <table:table-cell table:style-name="Таблица1.B2" office:value-type="string">
            <text:p text:style-name="P5">#0</text:p>
          </table:table-cell>
          <table:table-cell table:style-name="Таблица1.B2" office:value-type="string">
            <text:p text:style-name="P24">A.rset(A)</text:p>
          </table:table-cell>
          <table:table-cell table:style-name="Таблица1.D2" office:value-type="string">
            <text:p text:style-name="P25">Команда устанавливает регистр А значением содержащимся в самом регистре А (фактически не меняет содержимое).</text:p>
          </table:table-cell>
        </table:table-row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B2" office:value-type="string">
            <text:p text:style-name="P5">#1</text:p>
          </table:table-cell>
          <table:table-cell table:style-name="Таблица1.B2" office:value-type="string">
            <text:p text:style-name="P24">A.radd(A)</text:p>
          </table:table-cell>
          <table:table-cell table:style-name="Таблица1.D2" office:value-type="string">
            <text:p text:style-name="P25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5">2</text:p>
          </table:table-cell>
          <table:table-cell table:style-name="Таблица1.B2" office:value-type="string">
            <text:p text:style-name="P5">#2</text:p>
          </table:table-cell>
          <table:table-cell table:style-name="Таблица1.B2" office:value-type="string">
            <text:p text:style-name="P24">A.rsub(A)</text:p>
          </table:table-cell>
          <table:table-cell table:style-name="Таблица1.D2" office:value-type="string">
            <text:p text:style-name="P25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5">3</text:p>
          </table:table-cell>
          <table:table-cell table:style-name="Таблица1.B2" office:value-type="string">
            <text:p text:style-name="P5">#3</text:p>
          </table:table-cell>
          <table:table-cell table:style-name="Таблица1.B2" office:value-type="string">
            <text:p text:style-name="P26">A.rinc(A)</text:p>
          </table:table-cell>
          <table:table-cell table:style-name="Таблица1.D2" office:value-type="string">
            <text:p text:style-name="P28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5">4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rdec(A)</text:p>
          </table:table-cell>
          <table:table-cell table:style-name="Таблица1.D2" office:value-type="string">
            <text:p text:style-name="P28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5">5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rnot(A)</text:p>
          </table:table-cell>
          <table:table-cell table:style-name="Таблица1.D2" office:value-type="string">
            <text:p text:style-name="P28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5">6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7"><text:span text:style-name="T3">A.rxor(A)</text:span></text:p>
          </table:table-cell>
          <table:table-cell table:style-name="Таблица1.D2" office:value-type="string">
            <text:p text:style-name="P28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5">7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31"><text:span text:style-name="T3">A.ror(A)</text:span></text:p>
          </table:table-cell>
          <table:table-cell table:style-name="Таблица1.D2" office:value-type="string">
            <text:p text:style-name="P28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5">8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rand(A)</text:p>
          </table:table-cell>
          <table:table-cell table:style-name="Таблица1.D2" office:value-type="string">
            <text:p text:style-name="P28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5">9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rshr(A)</text:p>
          </table:table-cell>
          <table:table-cell table:style-name="Таблица1.D2" office:value-type="string">
            <text:p text:style-name="P28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5">10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rshl(A)</text:p>
          </table:table-cell>
          <table:table-cell table:style-name="Таблица1.D2" office:value-type="string">
            <text:p text:style-name="P28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5">11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set(n)</text:p>
          </table:table-cell>
          <table:table-cell table:style-name="Таблица1.D2" office:value-type="string">
            <text:p text:style-name="P28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5">12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add(n)</text:p>
          </table:table-cell>
          <table:table-cell table:style-name="Таблица1.D2" office:value-type="string">
            <text:p text:style-name="P28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5">13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sub(n)</text:p>
          </table:table-cell>
          <table:table-cell table:style-name="Таблица1.D2" office:value-type="string">
            <text:p text:style-name="P28">Вычесть из регистра А число <text:span text:style-name="T1">n.</text:span></text:p>
          </table:table-cell>
        </table:table-row>
        <text:soft-page-break/>
        <table:table-row>
          <table:table-cell table:style-name="Таблица1.A2" office:value-type="float" office:value="14">
            <text:p text:style-name="P5">14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not(n)</text:p>
          </table:table-cell>
          <table:table-cell table:style-name="Таблица1.D2" office:value-type="string">
            <text:p text:style-name="P28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5">15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xor(n)</text:p>
          </table:table-cell>
          <table:table-cell table:style-name="Таблица1.D2" office:value-type="string">
            <text:p text:style-name="P28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5">16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or(n)</text:p>
          </table:table-cell>
          <table:table-cell table:style-name="Таблица1.D2" office:value-type="string">
            <text:p text:style-name="P29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5">17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nand(n)</text:p>
          </table:table-cell>
          <table:table-cell table:style-name="Таблица1.D2" office:value-type="string">
            <text:p text:style-name="P29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5">18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get(nn)</text:p>
          </table:table-cell>
          <table:table-cell table:style-name="Таблица1.D2" office:value-type="string">
            <text:p text:style-name="P29">Установка регистра А значением, хранящимся по адресу <text:span text:style-name="T1">[nn].</text:span></text:p>
          </table:table-cell>
        </table:table-row>
        <table:table-row>
          <table:table-cell table:style-name="Таблица1.A2" office:value-type="float" office:value="19">
            <text:p text:style-name="P5">19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add(nn)</text:p>
          </table:table-cell>
          <table:table-cell table:style-name="Таблица1.D2" office:value-type="string">
            <text:p text:style-name="P29">Сложение<text:span text:style-name="T1"> регистра А значением, хранящимся по адресу [nn].</text:span></text:p>
          </table:table-cell>
        </table:table-row>
        <table:table-row>
          <table:table-cell table:style-name="Таблица1.A2" office:value-type="float" office:value="20">
            <text:p text:style-name="P5">20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sub(nn)</text:p>
          </table:table-cell>
          <table:table-cell table:style-name="Таблица1.D2" office:value-type="string">
            <text:p text:style-name="P29">Вычитание<text:span text:style-name="T1"> регистра А значением, хранящимся по адресу [nn].</text:span></text:p>
          </table:table-cell>
        </table:table-row>
        <table:table-row>
          <table:table-cell table:style-name="Таблица1.A2" office:value-type="float" office:value="21">
            <text:p text:style-name="P5">21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inc(nn)</text:p>
          </table:table-cell>
          <table:table-cell table:style-name="Таблица1.D2" office:value-type="string">
            <text:p text:style-name="P29">Инкремент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2">
            <text:p text:style-name="P5">22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dec(nn)</text:p>
          </table:table-cell>
          <table:table-cell table:style-name="Таблица1.D2" office:value-type="string">
            <text:p text:style-name="P29">Декремент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3">
            <text:p text:style-name="P5">23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not(nn)</text:p>
          </table:table-cell>
          <table:table-cell table:style-name="Таблица1.D2" office:value-type="string">
            <text:p text:style-name="P29">Инверсия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4">
            <text:p text:style-name="P5">24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26">A.mxor(nn)</text:p>
          </table:table-cell>
          <table:table-cell table:style-name="Таблица1.D2" office:value-type="string">
            <text:p text:style-name="P29">Исключающее ИЛИ<text:span text:style-name="T1"> регистра А <text:s/>значением, хранящимся по адресу [nn].</text:span></text:p>
          </table:table-cell>
        </table:table-row>
      </table:table>
      <text:p text:style-name="P22"/>
      <text:p text:style-name="P28"><text:span text:style-name="T1"/></text:p>
      <text:p text:style-name="P26"><text:span text:style-name="T5">2</text:span><text:span text:style-name="T5">5</text:span>. A.mor(nn)</text:p>
      <text:p text:style-name="P28">Логическое сложение регистра А <text:s/>значением, хранящимся по адресу [nn].</text:p>
      <text:p text:style-name="P26"><text:span text:style-name="T5">2</text:span><text:span text:style-name="T5">7</text:span>. A.mshr(nn)</text:p>
      <text:p text:style-name="P28">Сдвиг вправо регистра А на 1 бит значением, хранящимся по адресу [nn].</text:p>
      <text:p text:style-name="P26"><text:span text:style-name="T5">2</text:span><text:span text:style-name="T5">8</text:span>. A.mshl(nn)</text:p>
      <text:p text:style-name="P28">Сдвиг влево регистра А на 1 бит значением, хранящимся по адресу [nn].</text:p>
      <text:p text:style-name="P26"><text:span text:style-name="T5">2</text:span><text:span text:style-name="T5">9</text:span>. A.mgetf()</text:p>
      <text:p text:style-name="P28">Получить флаги регистра А в значение регистра А.</text:p>
      <text:p text:style-name="P26"><text:span text:style-name="T5">30</text:span>. A.msetf()</text:p>
      <text:p text:style-name="P28">Установить флаги регистра А значением регистра А.</text:p>
      <text:p text:style-name="P26"><text:span text:style-name="T5">3</text:span>1. A.ifz(nn)</text:p>
      <text:p text:style-name="P28">Если регистр А равен 0, переход по адресу <text:span text:style-name="T1">[</text:span><text:span text:style-name="T1">nn</text:span><text:span text:style-name="T1">]</text:span><text:span text:style-name="T1">.</text:span></text:p>
      <text:p text:style-name="P26"><text:span text:style-name="T5">3</text:span>2. A.<text:span text:style-name="T5">n</text:span>cmp(n)</text:p>
      <text:p text:style-name="P28">Сравнение регистра А с числом <text:span text:style-name="T1">n.</text:span></text:p>
      <text:p text:style-name="P26"><text:span text:style-name="T5">3</text:span>3. A.ifnz(nn)</text:p>
      <text:p text:style-name="P28"><text:span text:style-name="T1">Если регистр А </text:span>не <text:span text:style-name="T1">равен 0, переход по адресу </text:span><text:span text:style-name="T1">[</text:span><text:span text:style-name="T1">nn</text:span><text:span text:style-name="T1">]</text:span><text:span text:style-name="T1">.</text:span></text:p>
      <text:p text:style-name="P26"><text:span text:style-name="T5">3</text:span>3. A.mset(nn)</text:p>
      <text:p text:style-name="P28">Сохранить регистр А, по адресу <text:span text:style-name="T1">[nn]</text:span></text:p>
      <text:p text:style-name="P26"><text:span text:style-name="T5">3</text:span><text:span text:style-name="T5">4</text:span>. A.call()</text:p>
      <text:p text:style-name="P28">Вызов процедуры по адресу, хранимому в регистре А</text:p>
      <text:p text:style-name="P19"/>
      <text:p text:style-name="P19"/>
      <text:p text:style-name="P19"/>
      <text:p text:style-name="P19"/>
      <text:p text:style-name="P19"><text:soft-page-break/></text:p>
      <text:h text:style-name="Heading_20_2" text:outline-level="2"><text:bookmark text:name="__RefHeading__691_211849794"/>Представление флагов через регистр<text:bookmark-end text:name="__RefHeading__691_211849794"/></text:h>
      <text:p text:style-name="P20">Флаги в регистре располагаются в следующем порядке:</text:p>
      <text:p text:style-name="P20">0 – <text:span text:style-name="T1">FlagZ</text:span></text:p>
      <text:p text:style-name="P21">1 – FlagC</text:p>
      <text:p text:style-name="P21">2 – FlagO</text:p>
      <text:p text:style-name="P21">3 – FlagS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1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09-30T16:45:29.89</dc:date>
    <meta:editing-duration>PT19H22M32S</meta:editing-duration>
    <meta:editing-cycles>35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48" meta:word-count="1092" meta:character-count="7406"/>
    <meta:user-defined meta:name="Язык">russian</meta:user-defined>
  </office:meta>
</office:document-meta>
</file>